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itle">
      <style:text-properties officeooo:paragraph-rsid="00002c17"/>
    </style:style>
    <style:style style:name="T1" style:family="text">
      <style:text-properties officeooo:rsid="00002c17"/>
    </style:style>
    <style:style style:name="T2" style:family="text">
      <style:text-properties style:font-name="Liberation Sans" fo:font-size="28pt" fo:font-weight="bold" officeooo:rsid="00002c17" style:font-name-asian="Noto Sans CJK SC" style:font-size-asian="28pt" style:font-weight-asian="bold" style:font-name-complex="Lohit Devanagari1" style:font-size-complex="28pt" style:font-weight-complex="bold"/>
    </style:style>
    <style:style style:name="T3" style:family="text">
      <style:text-properties style:font-name="Liberation Sans" fo:font-size="28pt" officeooo:rsid="00002c17" style:font-name-asian="Noto Sans CJK SC" style:font-size-asian="28pt" style:font-name-complex="Lohit Devanagari1" style:font-size-complex="28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rong_20_Emphasis"><text:span text:style-name="T1">Cristian Lage Fern</text:span></text:span><text:span text:style-name="Strong_20_Emphasis"><text:span text:style-name="T2">á</text:span></text:span><text:span text:style-name="Strong_20_Emphasis"><text:span text:style-name="T3">ndez</text:span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Caso de Uso</text:span>: Gestionar Reservas nun Hotel</text:p>
      <text:p text:style-name="Text_20_body"><text:span text:style-name="Strong_20_Emphasis">Resumo</text:span>: Permite ao persoal do hotel rexistrar e xestionar reservas para habitacións.</text:p>
      <text:p text:style-name="Text_20_body"><text:span text:style-name="Strong_20_Emphasis">Actor principal</text:span>: Recepcionista</text:p>
      <text:p text:style-name="Text_20_body"><text:span text:style-name="Strong_20_Emphasis">Actores secundarios</text:span>: Cliente (quen fai a reserva), Administración (quere rexistrar transaccións e satisfacer os clientes).</text:p>
      <text:p text:style-name="Text_20_body"><text:span text:style-name="Strong_20_Emphasis">Condiciones previas</text:span>: O recepcionista debe estar autenticado no sistema.</text:p>
      <text:p text:style-name="Text_20_body"><text:span text:style-name="Strong_20_Emphasis">Condiciones posteriores</text:span>: A reserva rexístrase, actualízase a dispoñibilidade das habitacións e envía unha confirmación ao cliente.</text:p>
      <text:p text:style-name="Text_20_body"><text:span text:style-name="Strong_20_Emphasis">Fluxo principal</text:span>:</text:p>
      <text:list xml:id="list69713326" text:style-name="L1">
        <text:list-item>
          <text:p text:style-name="P2">Cliente chega ao mostrador de recepción para facer unha reserva.</text:p>
        </text:list-item>
        <text:list-item>
          <text:p text:style-name="P2">Recepcionista inicia un novo rexistro de reserva.</text:p>
        </text:list-item>
        <text:list-item>
          <text:p text:style-name="P2">Recepcionista ingresa os datos do cliente, incluíndo nome, contacto e datas desexadas.</text:p>
        </text:list-item>
        <text:list-item>
          <text:p text:style-name="P2">Sistema verifica a dispoñibilidade das habitacións nas datas seleccionadas.</text:p>
        </text:list-item>
        <text:list-item>
          <text:p text:style-name="P2">Se hai dispoñibilidade, o recepcionista selecciona a habitación e rexistra a reserva.</text:p>
        </text:list-item>
        <text:list-item>
          <text:p text:style-name="P2">Sistema presenta un resumo da reserva co prezo total.</text:p>
        </text:list-item>
        <text:list-item>
          <text:p text:style-name="P2">Cliente confirma e proporciona a información de pagamento.</text:p>
        </text:list-item>
        <text:list-item>
          <text:p text:style-name="P1">Sistema rexistra o pagamento e envía unha confirmación ao cliente coa información da reserva.</text:p>
        </text:list-item>
      </text:list>
      <text:p text:style-name="Text_20_body"><text:span text:style-name="Strong_20_Emphasis">Fluxos alternativos</text:span>:</text:p>
      <text:list xml:id="list1865123711" text:style-name="L2">
        <text:list-item>
          <text:p text:style-name="P4">Cliente desexa modificar a reserva.</text:p>
          <text:list>
            <text:list-item>
              <text:p text:style-name="P4">Recepcionista accede ao sistema, busca a reserva e realiza as modificacións necesarias.</text:p>
            </text:list-item>
          </text:list>
        </text:list-item>
        <text:list-item>
          <text:p text:style-name="P4">Cliente decide cancelar a reserva.</text:p>
          <text:list>
            <text:list-item>
              <text:p text:style-name="P4">Recepcionista accede ao sistema, localiza a reserva e procede coa cancelación.</text:p>
            </text:list-item>
          </text:list>
        </text:list-item>
        <text:list-item>
          <text:p text:style-name="P4">Non hai dispoñibilidade nas datas desexadas.</text:p>
          <text:list>
            <text:list-item>
              <text:p text:style-name="P3">Recepcionista informa ao cliente e ofrece datas alternativas se dispoñibles.</text:p>
            </text:list-item>
          </text:list>
        </text:list-item>
      </text:list>
      <text:p text:style-name="Text_20_body"><text:span text:style-name="Strong_20_Emphasis">Requisitos especiais</text:span>:</text:p>
      <text:list xml:id="list2627241448" text:style-name="L3">
        <text:list-item>
          <text:p text:style-name="P6">Interfaz de usuario amigable para o recepcionista con opcións claras para rexistrar, modificar e cancelar reservas.</text:p>
        </text:list-item>
        <text:list-item>
          <text:p text:style-name="P6">Sistema debe calcular automaticamente o prezo total e as taxas asociadas.</text:p>
        </text:list-item>
        <text:list-item>
          <text:p text:style-name="P6">Tempo de resposta do sistema para verificar a dispoñibilidade debe ser inferior a 5 segundos no 90% dos casos.</text:p>
        </text:list-item>
        <text:list-item>
          <text:p text:style-name="P5">O sistema debe integrarse cun sistema de xestión de pagamentos seguro e cumprir cos <text:a xlink:type="simple" xlink:href="https://www.nettitude.com/es/pci-dss/?utm_term=pci%20dss&amp;utm_campaign=EU+-+Search+%7C+PCI+-+ES&amp;utm_source=adwords&amp;utm_medium=ppc&amp;hsa_acc=3134682748&amp;hsa_cam=19914210169&amp;hsa_grp=147852952299&amp;hsa_ad=653024554298&amp;hsa_src=g&amp;hsa_tgt=kwd-1406824647&amp;hsa_kw=pci%20dss&amp;hsa_mt=b&amp;hsa_net=adwords&amp;hsa_ver=3&amp;gad_source=1&amp;gclid=Cj0KCQiAtOmsBhCnARIsAGPa5yYkrzfjXXl38ERi3pr2EZVgw5QonnRk3EYOzS0PTA3mBLF3ir4ucDIaAnGkEALw_wcB" text:style-name="Internet_20_link" text:visited-style-name="Visited_20_Internet_20_Link">estándares de seguridade PCI DSS.</text:a></text:p>
        </text:list-item>
      </text:list>
      <text:p text:style-name="Text_20_body"><text:soft-page-break/><text:span text:style-name="Strong_20_Emphasis">Comentarios</text:span>:</text:p>
      <text:list xml:id="list3125880849" text:style-name="L4">
        <text:list-item>
          <text:p text:style-name="P8">Pode haber varias formas de contacto do cliente (teléfono, correo electrónico).</text:p>
        </text:list-item>
        <text:list-item>
          <text:p text:style-name="P8">Existe un calendario integrado no sistema para controlar a ocupación das habitacións.</text:p>
        </text:list-item>
        <text:list-item>
          <text:p text:style-name="P7">A información de pagamento do cliente debe ser tratada de forma segura e conforme ás leis de protección de dato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7:25:52.141412172</meta:creation-date>
    <dc:date>2024-01-08T17:34:16.201757794</dc:date>
    <meta:editing-duration>PT8M26S</meta:editing-duration>
    <meta:editing-cycles>1</meta:editing-cycles>
    <meta:document-statistic meta:table-count="0" meta:image-count="0" meta:object-count="0" meta:page-count="2" meta:paragraph-count="32" meta:word-count="331" meta:character-count="2208" meta:non-whitespace-character-count="1930"/>
    <meta:generator>LibreOffice/7.3.7.2$Linux_X86_64 LibreOffice_project/30$Build-2</meta:generator>
  </office:meta>
</office:document-meta>
</file>